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1cm"/>
    </style:style>
    <style:style style:name="co3" style:family="table-column">
      <style:table-column-properties fo:break-before="auto" style:column-width="3.632cm"/>
    </style:style>
    <style:style style:name="ro1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cell-protect="none" style:print-content="true"/>
    </style:style>
    <style:style style:name="ce2" style:family="table-cell" style:parent-style-name="Default" style:data-style-name="N0">
      <style:table-cell-properties style:cell-protect="none" style:print-content="true" fo:padding="0.071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ce2"/>
        <table:table-column table:style-name="co1" table:default-cell-style-name="Default"/>
        <table:table-column table:style-name="co2" table:default-cell-style-name="ce2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3" table:default-cell-style-name="ce2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3" table:default-cell-style-name="ce2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3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Baliza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Baliza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B1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B1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1a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1a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1a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Baliza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B1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B1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1b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1b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1b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Baliza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B2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B2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2a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2a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2a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Baliza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B2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B2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2b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2b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2b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Baliza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B2c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B2c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2c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2c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2c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Baliza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B2d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B2d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2d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2d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2d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Baliza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B2e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B2e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2e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2e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2e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Baliza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H7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H7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H75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H75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H75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Baliza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HV12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HV12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HV12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HV12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HV12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rri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0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0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a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a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a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rri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0a-5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0a-5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a-5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a-5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a-5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rri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0a-6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0a-6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a-6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a-6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a-6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rri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0a-7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0a-7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a-7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a-7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a-7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rri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0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0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b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b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b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rri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0b-6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0b-6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b-6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b-6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b-6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rri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0b-7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0b-7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b-7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b-7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b-7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rri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0c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0c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c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c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c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rri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0d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0d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d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d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d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rri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0d-5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0d-5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d-5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d-5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d-5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rri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0d-6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0d-6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d-6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d-6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d-6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rri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0d-7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0d-7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d-7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d-7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d-7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rri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0e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0e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e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e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e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rri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0e-5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0e-5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e-5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e-5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e-5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rri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0e-6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0e-6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e-6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e-6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e-6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rri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0e-7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0e-7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e-7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e-7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e-7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rri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1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1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1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rri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1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1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1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1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1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rri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2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2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2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rri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2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2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2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2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2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rri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2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2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2a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2a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2a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rri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2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2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2b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2b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2b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rri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3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3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3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3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rri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3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3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3a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3a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3a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rri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3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3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3b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3b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3b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rri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3c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3c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3c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3c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3c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rri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60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60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0a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0a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0a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rri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60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60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0b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0b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0b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rri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61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61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1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1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1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rri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61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61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1a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1a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1a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rri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61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61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1b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1b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1b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rri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61b:(variant)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61b:(variant)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1b_(variant)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1b_(variant)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1b_(variant)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rri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62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62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2a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2a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2a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rri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62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62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2b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2b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2b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rri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62c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62c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2c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2c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2c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rri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63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6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3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3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3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rri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64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64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4a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4a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4a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rri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64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64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4b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4b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4b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com:s86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com:s86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com_s86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com_s86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com_s86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ID4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ID4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ID40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ID40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ID40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ID41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ID41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ID41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ID41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ID41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ID42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ID42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ID42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ID42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ID42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ID43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ID43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ID43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ID43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ID43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ID44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ID44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ID44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ID44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ID44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ID45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ID45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ID45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ID45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ID45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LOC5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LOC5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0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0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0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LOC51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LOC51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1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1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1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LOC51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LOC51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12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12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12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LOC512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LOC512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12a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12a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12a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LOC52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LOC52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2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2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2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LOC53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LOC53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3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3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3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LOC54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LOC54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4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4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4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LOC54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LOC54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41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41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41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LOC55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LOC55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5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5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5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1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1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1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1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1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2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2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1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1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1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21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21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1a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1a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1a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21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21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1b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1b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1b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21c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21c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1c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1c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1c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24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24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4a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4a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4a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24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24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4b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4b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4b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24c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24c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4c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4c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4c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2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2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5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5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5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25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25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5b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5b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5b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25c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25c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5c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5c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5c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3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3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3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3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3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3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3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31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31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31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3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3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32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32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32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41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41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1a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1a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1a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41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41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1b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1b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1b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41c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41c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1c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1c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1c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42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42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2a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2a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2a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42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42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2b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2b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2b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42c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42c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2c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2c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2c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43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43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3a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3a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3a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43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43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3b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3b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3b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43c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43c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3c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3c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3c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44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44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4a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4a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4a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44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44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4b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4b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4b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44c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44c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4c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4c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4c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5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5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51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51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51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5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5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52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52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52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53punt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53punt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53punt1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53punt1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53punt1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53punt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53punt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53punt2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53punt2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53punt2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59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59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59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59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59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6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6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6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6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6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6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6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61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61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61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6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6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62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62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62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63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6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63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63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63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radar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radar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radar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radar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radar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radar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radar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radar2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radar2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radar2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S23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S23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S23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S23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S23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S27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S27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S27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S27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S27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S3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S3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S30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S300.png</text:p>
          </table:table-cell>
          <table:table-cell office:value-type="string" calcext:value-type="string">
            <text:p>'',@rotation:0,@rotateWithView: false,@anchor: [1,0],@scale: 0.10@}),@text: new ol.style.Text({@text: name,@font: 'small-caps bold 10px/1 sans-serif',@offsetX : 80,@offsetY : -4,@fill: new ol.style.Fill({@color: 'rgba(0,0,0,1)'@})@})@}),@'backward':  new ol.style.Style({@image: new ol.style.Icon({@src: '<text:a xlink:href="https://raw.githubusercontent/" xlink:type="simple">https://raw.githubusercontent</text:a>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S300.png</text:p>
          </table:table-cell>
          <table:table-cell office:value-type="string" calcext:value-type="string">
            <text:p>',@rotation:3.14,@rotateWithView: false,@anchor: [-1,0],@scale: 0.10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UR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UR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URB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URB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URB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URBL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URBL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URBL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URBL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URBL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onfirma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6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6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0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0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0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onfirma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60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60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02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02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02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Direc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3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0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0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0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Direc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0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30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01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01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01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Direc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3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1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1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1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Direc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1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31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1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1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1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Direc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2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32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2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2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2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Direc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2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32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21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21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21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Direc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2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32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22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22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22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Direc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4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34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41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41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41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Direc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4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34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42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42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42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Direc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44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34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44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44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44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Direc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47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347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47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47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47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Direc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5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35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5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5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5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Direc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5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35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51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51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51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Direc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54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35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54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54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54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Direc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5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35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55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55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55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Direc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6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36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6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6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6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Direc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6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36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62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62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62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Direc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66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366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66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66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66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Direc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68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368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68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68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68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Direc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73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37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73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73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73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Direc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7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37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75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75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75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Fin prohibi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5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5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Fin prohibi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Fin prohibi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501-1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501-1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10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10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10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Fin prohibi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501-2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501-2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2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2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2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Fin prohibi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501-3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501-3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3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3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3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Fin prohibi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501-4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501-4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4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4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4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Fin prohibi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501-5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501-5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5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5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5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Fin prohibi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501-6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501-6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6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6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6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Fin prohibi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501-7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501-7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7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7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7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Fin prohibi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501-8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501-8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8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8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8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Fin prohibi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501-9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501-9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9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9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9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Fin prohibi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50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50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2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2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2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Fin prohibi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503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50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3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3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3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Fin prohibi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504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50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4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4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4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Fin prohibi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50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50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5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5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5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Fin prohibi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505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505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5a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5a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5a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Fin prohibi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6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6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6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Fin prohibi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506-3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506-3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6-3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6-3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6-3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Fin prohibi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506-5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506-5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6-5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6-5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6-5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Fin prohibi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506-6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506-6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6-6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6-6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6-6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Fin prohibi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506-7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506-7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6-7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6-7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6-7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Fin prohibi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506-9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506-9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6-9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6-9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6-9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Identificación vía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4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4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0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0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0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Identificación vía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41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41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1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1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1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Identificación vía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42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42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2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2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2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Identificación vía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43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43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3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3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3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Identificación vía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44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44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4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4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4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Identificación vía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45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45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5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5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5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Indicaciones genera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Indicaciones genera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Indicaciones genera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1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a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a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a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Indicaciones genera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1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b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b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b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Indicaciones genera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Indicaciones genera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2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2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Indicaciones genera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2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2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1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1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1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Indicaciones genera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2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2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2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2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2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Indicaciones genera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23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2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3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3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3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Indicaciones genera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24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2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4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4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4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Indicaciones genera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2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2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5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5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5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Indicaciones genera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26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26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6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6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6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Indicaciones genera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27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27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7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7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7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Indicaciones genera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3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3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3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3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Indicaciones genera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4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4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4a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4a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4a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Indicaciones genera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4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4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4b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4b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4b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Indicaciones genera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5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5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5a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5a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5a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Indicaciones genera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5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5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5b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5b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5b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Indicaciones genera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5c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5c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5c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5c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5c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Indicaciones genera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5d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5d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5d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5d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5d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Indicaciones genera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6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6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6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6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6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Indicaciones genera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7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7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7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7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7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Indicaciones genera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7-5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7-5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7-50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7-50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7-50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Indicaciones genera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8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8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8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8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8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Indicaciones genera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9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9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9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9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9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Indicaciones genera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a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a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a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Indicaciones genera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Indicaciones genera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Indicaciones genera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1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1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1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Indicaciones genera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Indicaciones genera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2:1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2:1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10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10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10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Indicaciones genera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2:10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2:10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100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100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100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Indicaciones genera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2:12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2:12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120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120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120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Indicaciones genera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2:13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2:13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130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130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130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Indicaciones genera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2:15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2:15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150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150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150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Indicaciones genera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2:2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2:2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20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20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20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Indicaciones genera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2:3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2:3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30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30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30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Indicaciones genera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2:4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2:4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40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40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40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Indicaciones genera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2:5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2:5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5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5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5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Indicaciones genera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2:5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2:5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50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50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50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Indicaciones genera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2:6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2:6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60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60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60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Indicaciones genera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2:7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2:7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70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70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70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Indicaciones genera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2:8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2:8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80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80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80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Indicaciones genera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2:9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2:9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90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90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90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Indicaciones genera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3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Indicaciones genera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4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4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4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4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Indicaciones genera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5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5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5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Indicaciones genera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6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6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a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a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a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Indicaciones genera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6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6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b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b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b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Indicaciones genera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6c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6c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c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c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c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Indicaciones genera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7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7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7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7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7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Indicaciones genera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8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8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8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8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8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Indicaciones genera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9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9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9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9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9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Indicaciones genera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a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a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a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Indicaciones genera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Indicaciones genera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3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Indicaciones genera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3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2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2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2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Indicaciones genera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3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3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3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3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3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Indicaciones genera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4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3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4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4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4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Indicaciones genera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4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34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4a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4a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4a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Indicaciones genera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4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Indicaciones genera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Indicaciones genera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6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6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Indicaciones genera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Indicaciones genera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7:1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7:1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1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1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1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Indicaciones genera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7:1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7:1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10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10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10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Indicaciones genera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7:2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7:2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2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2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2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Indicaciones genera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7:3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7:3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3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3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3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Indicaciones genera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7:4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7:4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4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4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4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Indicaciones genera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7:5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7:5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5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5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5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Indicaciones genera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7:6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7:6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6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6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6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Indicaciones genera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7:7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7:7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7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7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7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Indicaciones genera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7:8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7:8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8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8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8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Indicaciones genera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7:9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7:9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9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9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9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Indicaciones genera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:1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:1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1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1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1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Indicaciones genera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:1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:1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10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10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10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Indicaciones genera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:2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:2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2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2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2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Indicaciones genera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:3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:3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3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3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3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Indicaciones genera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:4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:4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4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4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4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Indicaciones genera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:5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:5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5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5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5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Indicaciones genera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:6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:6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6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6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6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Indicaciones genera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:7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:7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7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7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7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Indicaciones genera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:8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:8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8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8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8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Indicaciones genera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:9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:9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9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9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9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Indicaciones general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9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9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Localiza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Localiza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4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4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4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4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4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Localiza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5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5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5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5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5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Localiza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6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6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6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6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6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Localiza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7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7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Localiza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70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70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0a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0a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0a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Localiza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7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7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1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1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1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Localiza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7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7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2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2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2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Localiza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72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72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2a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2a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2a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Localiza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72n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72n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2n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2n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2n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Localiza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72r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72r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2r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2r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2r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Localiza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72v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72v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2v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2v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2v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Localiza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73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7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3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3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3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Localiza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74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7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4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4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4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Localiza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74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74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4a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4a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4a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Localiza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74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74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4b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4b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4b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Localiza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7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7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5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5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5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Localiza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75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75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5a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5a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5a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Localiza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75n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75n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5n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5n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5n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Localiza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75v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75v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5v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5v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5v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bliga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00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400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0a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0a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0a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bliga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00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400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0b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0b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0b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bliga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00c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400c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0c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0c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0c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bliga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00d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400d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0d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0d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0d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bliga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00e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400e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0e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0e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0e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bliga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01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401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1a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1a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1a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bliga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01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401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1b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1b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1b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bliga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01c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401c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1c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1c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1c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bliga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0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40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2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2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2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bliga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03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403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3a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3a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3a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bliga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03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403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3b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3b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3b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bliga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03c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403c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3c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3c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3c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bliga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04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40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4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4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4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bliga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0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40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5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5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5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bliga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06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406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6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6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6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bliga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07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407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7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7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7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bliga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07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407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7b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7b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7b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bliga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08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408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8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8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8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bliga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09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409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9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9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9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bliga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1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41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bliga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1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1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1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bliga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11-2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411-2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1-2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1-2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1-2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bliga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11-3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411-3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1-3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1-3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1-3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bliga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11-5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411-5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1-5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1-5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1-5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bliga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11-6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411-6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1-6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1-6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1-6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bliga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11-7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411-7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1-7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1-7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1-7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bliga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11-8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411-8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1-8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1-8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1-8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bliga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11-9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411-9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1-9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1-9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1-9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bliga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1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41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2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2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2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bliga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13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41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3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3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3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bliga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14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41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4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4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4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bliga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1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41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5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5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5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bliga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16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416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6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6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6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bliga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17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417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7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7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7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bliga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18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418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8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8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8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rientación preseñaliza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0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0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0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rientación preseñaliza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2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2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rientación preseñaliza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2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2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1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1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1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rientación preseñaliza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21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21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1a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1a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1a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rientación preseñaliza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2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2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2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2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2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rientación preseñaliza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22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22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2a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2a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2a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rientación preseñaliza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2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2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5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5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5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rientación preseñaliza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3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3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rientación preseñaliza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30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30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0a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0a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0a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rientación preseñaliza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3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3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2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2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2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rientación preseñaliza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32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32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2a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2a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2a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rientación preseñaliza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3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3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5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5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5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rientación preseñaliza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35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35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5a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5a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5a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rientación preseñaliza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4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4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42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42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42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rientación preseñaliza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42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42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42a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42a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42a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rientación preseñaliza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5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5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5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5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5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rientación preseñaliza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6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6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rientación preseñaliza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6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6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1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1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1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rientación preseñaliza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63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6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3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3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3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rientación preseñaliza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63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63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3a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3a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3a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rientación preseñaliza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64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6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4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4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4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rientación preseñaliza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66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66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6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6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6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rientación preseñaliza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66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66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6a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6a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6a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rientación preseñaliza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7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7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7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7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7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rientación preseñalización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7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7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71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71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71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tra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oad:beacon:big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oad:beacon:big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oad_beacon_big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oad_beacon_big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oad_beacon_big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tra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9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9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0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0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0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tra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91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91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1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1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1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tra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92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92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2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2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2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tra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93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93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3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3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3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tra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94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94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4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4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4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tra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95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95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5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5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5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tra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96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96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6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6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6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tra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97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97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7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7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7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tra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98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98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8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8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8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tra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980l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980l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80l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80l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80l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tra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980r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980r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80r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80r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80r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tra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99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99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9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9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9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tra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990l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990l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90l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90l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90l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tra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990r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990r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90r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90r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90r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tra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TC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TC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TCA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TCA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TCA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tra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TCAF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TCAF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TCAF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TCAF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TCAF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tra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traffic:sign:dir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traffic:sign:dir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traffic_sign_dir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traffic_sign_dir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traffic_sign_dir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tras restriccion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3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tras restriccion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0-1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300-1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0-10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0-10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0-10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tras restriccion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0-6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300-6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0-6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0-6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0-6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tras restriccion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0-7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300-7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0-7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0-7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0-7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tras restriccion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0-8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300-8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0-8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0-8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0-8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tras restriccion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1-1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301-1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1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1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1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tras restriccion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1-1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301-1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10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10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10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tras restriccion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1-11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301-11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11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11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11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tras restriccion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1-12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301-12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12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12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12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tras restriccion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1-2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301-2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2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2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2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tras restriccion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1-3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301-3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3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3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3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tras restriccion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1-4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301-4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4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4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4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tras restriccion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1-5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301-5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5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5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5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tras restriccion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1-6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301-6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6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6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6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tras restriccion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1-7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301-7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7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7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7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tras restriccion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1-8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301-8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8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8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8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tras restriccion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1-9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301-9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9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9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9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tras restriccion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30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2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2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2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tras restriccion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3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30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3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3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3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tras restriccion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4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30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4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4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4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tras restriccion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30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5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5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5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tras restriccion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6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306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6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6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6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tras restriccion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7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307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7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7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7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tras restriccion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8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308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8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8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8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tras restriccion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8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308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8a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8a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8a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tras restriccion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8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308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8b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8b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8b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tras restriccion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8c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308c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8c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8c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8c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tras restriccion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8d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308d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8d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8d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8d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tras restriccion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8e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308e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8e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8e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8e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tras restriccion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9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309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9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9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9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Otras restriccion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1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31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1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1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1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aneles complementario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aneles complementario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00-1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00-1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10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10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10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aneles complementario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00-10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00-10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100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100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100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aneles complementario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00-13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00-13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130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130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130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aneles complementario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00-15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00-15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15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15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15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aneles complementario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00-15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00-15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150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150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150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aneles complementario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00-1km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00-1km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1km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1km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1km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aneles complementario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00-2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00-2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20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20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20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aneles complementario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00-25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00-25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25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25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25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aneles complementario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00-3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00-3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30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30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30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aneles complementario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00-35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00-35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35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35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35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aneles complementario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00-4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00-4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40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40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40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aneles complementario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00-45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00-45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45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45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45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aneles complementario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00-5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00-5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5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5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5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aneles complementario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00-5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00-5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50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50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50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aneles complementario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00-5km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00-5km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5km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5km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5km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aneles complementario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00-6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00-6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60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60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60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aneles complementario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00-7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00-7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70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70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70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aneles complementario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00-8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00-8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80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80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80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aneles complementario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00-9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00-9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90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90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90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aneles complementario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aneles complementario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10-1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10-1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10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10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10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aneles complementario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10-15km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10-15km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15km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15km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15km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aneles complementario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10-1km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10-1km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1km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1km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1km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aneles complementario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10-2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10-2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20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20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20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aneles complementario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10-25km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10-25km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25km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25km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25km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aneles complementario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10-2km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10-2km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2km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2km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2km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aneles complementario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10-35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10-35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35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35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35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aneles complementario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10-3500m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10-3500m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3500m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3500m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3500m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aneles complementario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10-35km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10-35km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35km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35km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35km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aneles complementario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10-3km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10-3km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3km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3km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3km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aneles complementario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10-425km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10-425km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425km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425km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425km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aneles complementario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10-4km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10-4km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4km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4km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4km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aneles complementario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10-5km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10-5km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5km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5km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5km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aneles complementario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2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2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2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2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2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aneles complementario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2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2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21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21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21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aneles complementario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3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3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3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3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3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aneles complementario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40-1000m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40-1000m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40-1000m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40-1000m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40-1000m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aneles complementario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40-100m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40-100m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40-100m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40-100m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40-100m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aneles complementario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40-150m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40-150m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40-150m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40-150m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40-150m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aneles complementario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40-200m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40-200m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40-200m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40-200m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40-200m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aneles complementario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40-300m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40-300m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40-300m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40-300m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40-300m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aneles complementario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40-50m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40-50m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40-50m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40-50m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40-50m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aneles complementario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40-900m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40-900m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40-900m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40-900m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40-900m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aneles complementario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5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5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5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5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5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aneles complementario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5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5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51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51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51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aneles complementario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5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5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52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52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52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aneles complementario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53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5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53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53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53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aneles complementario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6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6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6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6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6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aneles complementario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60-tow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60-tow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60-tow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60-tow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60-tow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aneles complementario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60g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60g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60g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60g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60g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aneles complementario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7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7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7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7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7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aneles complementario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80-bicycle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80-bicycle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80-bicycle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80-bicycle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80-bicycle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aneles complementario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80-bus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80-bus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80-bus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80-bus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80-bus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aneles complementario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80-hgv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80-hgv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80-hgv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80-hgv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80-hgv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aneles complementario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80-truck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80-truck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80-truck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80-truck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80-truck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aneles complementario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9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9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9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9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9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eligr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eligr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0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0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0a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0a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0a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eligr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0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0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0b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0b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0b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eligr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0c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0c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0c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0c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0c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eligr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1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1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1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eligr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1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1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1a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1a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1a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eligr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2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2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2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eligr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3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3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3a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3a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3a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eligr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3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3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3b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3b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3b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eligr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4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4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4a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4a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4a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eligr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4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4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4b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4b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4b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eligr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5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5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5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eligr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5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5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5a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5a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5a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eligr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5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5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5b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5b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5b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eligr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eligr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6a-1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6a-1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1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1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1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eligr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6a-1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6a-1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11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11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11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eligr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6a-1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6a-1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12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12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12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eligr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6a-13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6a-1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13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13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13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eligr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6a-1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6a-1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15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15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15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eligr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6a-17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6a-17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17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17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17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eligr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6a-2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6a-2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2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2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2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eligr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6a-4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6a-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4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4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4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eligr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6a-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6a-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5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5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5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eligr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6a-6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6a-6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6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6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6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eligr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6a-7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6a-7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7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7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7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eligr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6a-7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6a-7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75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75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75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eligr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6a-8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6a-8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8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8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8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eligr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6a-9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6a-9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9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9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9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eligr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eligr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6b-1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6b-1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1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1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1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eligr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6b-1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6b-1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11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11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11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eligr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6b-1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6b-1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12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12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12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eligr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6b-13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6b-1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13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13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13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eligr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6b-1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6b-1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15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15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15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eligr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6b-17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6b-17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17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17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17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eligr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6b-2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6b-2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2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2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2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eligr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6b-4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6b-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4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4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4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eligr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6b-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6b-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5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5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5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eligr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6b-6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6b-6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6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6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6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eligr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6b-7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6b-7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7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7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7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eligr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6b-7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6b-7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75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75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75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eligr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6b-8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6b-8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8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8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8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eligr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6b-9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6b-9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9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9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9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eligr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7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7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7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7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7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eligr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7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7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7a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7a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7a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eligr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7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7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7b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7b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7b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eligr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8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8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8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8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8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eligr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9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9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9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9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9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eligr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a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a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a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eligr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b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b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b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eligr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c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c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c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c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c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eligr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d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d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d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d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d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eligr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eligr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2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2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eligr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20aP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20aP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0aP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0aP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0aP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eligr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2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2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1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1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1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eligr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2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2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2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2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2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eligr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23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2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3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3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3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eligr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24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2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4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4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4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eligr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2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2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5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5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5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eligr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26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26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6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6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6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eligr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27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27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7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7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7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eligr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28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28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8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8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8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eligr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29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29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9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9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9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eligr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3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3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3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3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eligr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3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3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3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3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3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eligr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3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3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31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31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31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eligr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3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3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32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32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32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eligr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33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3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33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33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33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eligr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34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3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34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34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34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eligr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4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4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4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4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eligr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5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5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5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eligr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5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5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5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5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5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eligr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6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6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6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6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6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eligr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7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7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7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7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7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eligr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8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8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8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8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8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eligr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9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9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9a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9a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9a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eligr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9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9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9b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9b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9b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eligr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9c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9c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9c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9c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9c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oblad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7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7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0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0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0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oblad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71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71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1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1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1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oblad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72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72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2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2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2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oblad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73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73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3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3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3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oblad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74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74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4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4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4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oblad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75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75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5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5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5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oblad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76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76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6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6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6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oblad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77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77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7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7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7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rioridad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rioridad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rioridad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rioridad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rioridad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rioridad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6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6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6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6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6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rohibi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1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rohibi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0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10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1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1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1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rohibi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0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10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2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2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2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rohibi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03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10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3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3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3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rohibi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04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10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4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4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4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rohibi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0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10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5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5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5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rohibi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06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106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6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6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6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rohibi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rohibi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07-1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107-1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1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1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1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rohibi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07-1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107-1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12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12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12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rohibi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07-16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107-16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16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16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16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rohibi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07-18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107-18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18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18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18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rohibi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07-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107-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2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2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2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rohibi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07-2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107-2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25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25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25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rohibi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07-3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107-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3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3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3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rohibi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07-3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107-3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35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35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35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rohibi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07-4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107-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4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4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4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rohibi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07-4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107-4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45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45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45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rohibi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07-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107-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5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5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5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rohibi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07-5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107-5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55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55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55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rohibi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07-6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107-6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6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6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6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rohibi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07-6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107-6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65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65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65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rohibi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07-7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107-7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7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7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7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rohibi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07-7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107-7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75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75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75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rohibi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07-8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107-8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8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8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8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rohibi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07-8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107-8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85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85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85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rohibi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07-9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107-9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9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9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9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rohibi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07-9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107-9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95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95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95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rohibi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08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108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8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8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8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rohibi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09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109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9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9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9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rohibi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1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11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rohibi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1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11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1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1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1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rohibi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1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11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2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2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2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rohibi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13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11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3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3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3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rohibi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14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11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4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4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4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rohibi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1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11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5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5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5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rohibi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16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116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6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6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6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Prohibi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17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117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7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7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7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Restric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Restric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0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0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0a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0a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0a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Restric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Restric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1-1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1-1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1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1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1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Restric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1-1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1-1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11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11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11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Restric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1-1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1-1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12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12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12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Restric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1-14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1-1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14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14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14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Restric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1-1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1-1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15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15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15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Restric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1-16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1-16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16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16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16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Restric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1-17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1-17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17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17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17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Restric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1-2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1-2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2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2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2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Restric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1-24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1-2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24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24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24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Restric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1-29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1-29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29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29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29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Restric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1-3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1-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3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3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3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Restric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1-3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1-3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35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35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35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Restric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1-38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1-38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38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38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38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Restric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1-4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1-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4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4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4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Restric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1-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1-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5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5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5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Restric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1-5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1-5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55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55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55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Restric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1-6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1-6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6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6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6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Restric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1-6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1-6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65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65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65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Restric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1-7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1-7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75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75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75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Restric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1-8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1-8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8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8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8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Restric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2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2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2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Restric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2-1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2-1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2-1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2-1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2-1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Restric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2-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2-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2-2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2-2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2-2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Restric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2-24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2-2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2-24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2-24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2-24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Restric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2-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2-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2-5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2-5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2-5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Restric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2-7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2-7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2-7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2-7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2-7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Restric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3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3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3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3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Restric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3-1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3-1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3-1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3-1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3-1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Restric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3-7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3-7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3-7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3-7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3-7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Restric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Restric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4-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4-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2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2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2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Restric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4-2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4-2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21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21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21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Restric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4-2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4-2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22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22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22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Restric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4-23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4-2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23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23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23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Restric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4-2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4-2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25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25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25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Restric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4-3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4-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3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3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3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Restric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4-3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4-3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32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32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32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Restric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4-34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4-3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34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34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34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Restric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4-3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4-3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35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35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35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Restric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4-36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4-36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36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36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36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Restric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4-37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4-37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37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37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37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Restric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4-38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4-38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38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38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38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Restric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4-4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4-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4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4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4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Restric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4-4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4-4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41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41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41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Restric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4-43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4-4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43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43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43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Restric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4-4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4-4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45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45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45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Restric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Restric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-2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5-2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1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1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1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Restric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-2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5-2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2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2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2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Restric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-23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5-2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3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3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3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Restric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-24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5-2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4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4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4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Restric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-2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5-2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5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5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5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Restric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-26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5-26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6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6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6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Restric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-27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5-27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7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7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7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Restric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-28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5-28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8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8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8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Restric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-29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5-29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9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9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9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Restric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-3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5-3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1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1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1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Restric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-3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5-3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2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2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2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Restric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-33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5-3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3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3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3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Restric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-34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5-3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4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4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4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Restric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-3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5-3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5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5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5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Restric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-36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5-36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6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6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6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Restric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-37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5-37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7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7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7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Restric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-38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5-38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8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8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8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Restric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-39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5-39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9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9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9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Restric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-4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5-4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1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1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1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Restric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-4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5-4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2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2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2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Restric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-43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5-4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3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3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3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Restric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-44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5-4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4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4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4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Restric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-4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5-4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5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5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5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Restric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-46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5-46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6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6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6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Restric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-47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5-47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7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7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7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Restric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-48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5-48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8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8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8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Restric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-49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5-49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9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9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9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Restric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-5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5-5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51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51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51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Restric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-5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5-5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52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52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52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Restric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-53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5-5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53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53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53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Restric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-54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5-5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54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54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54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Restric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-5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5-5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55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55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55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Restric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-56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5-56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56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56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56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Restricción pas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-59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5-59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59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59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59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Servici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Servici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00-2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00-2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0-20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0-20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0-20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Servici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00-25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00-25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0-25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0-25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0-25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Servici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00-3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00-3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0-30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0-30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0-30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Servici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00-5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00-5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0-50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0-50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0-50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Servici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0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0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1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1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1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Servici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0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0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2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2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2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Servici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03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0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3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3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3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Servici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04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0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4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4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4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Servici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5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5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5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Servici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05-10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05-10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5-100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5-100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5-100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Servici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05-2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05-2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5-20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5-20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5-20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Servici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05-3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05-3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5-30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5-30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5-30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Servici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05-4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05-4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5-40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5-40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5-40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Servici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05-5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05-5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5-50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5-50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5-50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Servici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06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06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6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6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6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Servici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07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07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7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7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7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Servici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08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08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8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8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8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Servici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09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09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9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9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9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Servici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Servici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1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Servici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0-10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10-10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0-100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0-100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0-100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Servici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0-2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10-2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0-20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0-20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0-20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Servici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0-3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10-3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0-30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0-30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0-30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Servici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0-5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10-5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0-50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0-50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0-50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Servici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1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1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1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Servici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1-1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11-1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1-10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1-10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1-10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Servici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1-10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11-10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1-100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1-100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1-100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Servici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1-2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11-2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1-20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1-20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1-20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Servici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1-25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11-25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1-25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1-25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1-25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Servici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1-3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11-3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1-30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1-30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1-30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Servici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1-5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11-5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1-50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1-50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1-50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Servici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1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2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2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2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Servici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3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1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3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3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3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Servici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4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1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4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4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4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Servici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1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5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5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5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Servici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6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16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6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6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6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Servici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7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17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7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7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7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Servici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Servici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8-1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18-1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-10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-10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-10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Servici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8-10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18-10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-100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-100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-100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Servici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8-2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18-2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-20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-20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-20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Servici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8-25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18-25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-25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-25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-25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Servici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8-3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18-3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-30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-30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-30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Servici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8-4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18-4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-40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-40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-40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Servici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8-5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18-5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-50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-50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-50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Servici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8-8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18-8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-80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-80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-80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Servicio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9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19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9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9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9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 table:number-rows-repeated="1047883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  <table:database-ranges>
        <table:database-range table:name="__Anonymous_Sheet_DB__0" table:target-range-address="Sheet1.A1:Sheet1.XFD1048576" table:contains-header="false">
          <table:sort>
            <table:sort-by table:field-number="1" table:data-type="automatic"/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ca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ca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9P2" style:volatile="true">
      <number:text> </number:text>
      <number:fill-character> </number:fill-character>
      <number:text>-   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0P2" style:volatile="true">
      <number:text> </number:text>
      <number:fill-character> </number:fill-character>
      <number:text>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3T00:01:18.975000000</meta:creation-date>
    <dc:date>2024-04-24T22:55:43.684000000</dc:date>
    <meta:editing-duration>P1DT2H21M38S</meta:editing-duration>
    <meta:editing-cycles>6</meta:editing-cycles>
    <meta:generator>LibreOffice/24.2.2.2$Windows_x86 LibreOffice_project/d56cc158d8a96260b836f100ef4b4ef25d6f1a01</meta:generator>
    <meta:document-statistic meta:table-count="1" meta:cell-count="17300" meta:object-count="0"/>
  </office:meta>
</office:document-meta>
</file>